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hase 1:<text:s/>(Done)</text:p>
      <text:p text:style-name="Standard">Mouse:<text:line-break/>- Move cursor (Gyroscope + EMA Filter) → Joystick Movement</text:p>
      <text:p text:style-name="Standard">- Button (2 times → LMB, Hold: move cursor)</text:p>
      <text:p text:style-name="Standard">Phase 2:<text:s/>(Working)</text:p>
      <text:p text:style-name="Standard">- Haptic Feedback</text:p>
      <text:p text:style-name="Standard">- Slide interaction (slap right and left to move slides)</text:p>
      <text:p text:style-name="Standard">- Flex Zoom In/Out</text:p>
      <text:p text:style-name="Standard">Phase 3:<text:s/>(Working)</text:p>
      <text:p text:style-name="Standard">- Volume<text:s/>(No)</text:p>
      <text:p text:style-name="Standard">- ML, Drawing alphabets<text:s/>(Working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rry Nguyen</meta:initial-creator>
    <dc:creator>Harry Nguyen</dc:creator>
    <meta:creation-date>2026-01-21T21:10:00Z</meta:creation-date>
    <dc:date>2026-01-28T20:17:00Z</dc:date>
    <meta:template xlink:href="Normal" xlink:type="simple"/>
    <meta:editing-cycles>2</meta:editing-cycles>
    <meta:editing-duration>PT4980S</meta:editing-duration>
    <meta:user-defined meta:name="GrammarlyDocumentId">6d11686f-a800-4a69-b9cb-114c5ff596b1</meta:user-defined>
    <meta:document-statistic meta:page-count="1" meta:paragraph-count="1" meta:word-count="45" meta:character-count="307" meta:row-count="2" meta:non-whitespace-character-count="263"/>
  </office:meta>
</office:document-meta>
</file>